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6429"/>
    </style:style>
    <style:style style:name="P2" style:family="paragraph" style:parent-style-name="Standard">
      <style:text-properties officeooo:paragraph-rsid="00089149"/>
    </style:style>
    <style:style style:name="P3" style:family="paragraph" style:parent-style-name="Standard">
      <style:text-properties officeooo:paragraph-rsid="000a7c7c"/>
    </style:style>
    <style:style style:name="P4" style:family="paragraph" style:parent-style-name="Standard">
      <style:text-properties officeooo:paragraph-rsid="000ab983"/>
    </style:style>
    <style:style style:name="P5" style:family="paragraph" style:parent-style-name="Standard">
      <style:text-properties officeooo:paragraph-rsid="000c609e"/>
    </style:style>
    <style:style style:name="P6" style:family="paragraph" style:parent-style-name="Standard">
      <style:text-properties officeooo:paragraph-rsid="000cb67d"/>
    </style:style>
    <style:style style:name="P7" style:family="paragraph" style:parent-style-name="Standard">
      <style:text-properties officeooo:paragraph-rsid="000dc782"/>
    </style:style>
    <style:style style:name="T1" style:family="text">
      <style:text-properties officeooo:rsid="00089149"/>
    </style:style>
    <style:style style:name="T2" style:family="text">
      <style:text-properties officeooo:rsid="000ab983"/>
    </style:style>
    <style:style style:name="T3" style:family="text">
      <style:text-properties officeooo:rsid="000c609e"/>
    </style:style>
    <style:style style:name="T4" style:family="text">
      <style:text-properties officeooo:rsid="000cb67d"/>
    </style:style>
    <style:style style:name="T5" style:family="text">
      <style:text-properties officeooo:rsid="000dc7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achievedResults (vo2Max,1500m,3000m,5000m,10000m,21097m,42195m) VALUES (30,'08:30','17:56','30:40','63:46','02:21:04','04:49:17');</text:p>
      <text:p text:style-name="Standard">INSERT INTO achievedResults (1500m,3000m,5000m,10000m,21097m,42195m) VALUES ('08:15','17:27','29:51','62:03','02:17:21','04:41:57');</text:p>
      <text:p text:style-name="P1">INSERT INTO achievedResults (1500m,3000m,5000m,10000m,21097m,42195m) VALUES ('08:02','16:59','29:05','60:26','02:13:49','04:34:59');</text:p>
      <text:p text:style-name="P1">INSERT INTO achievedResults (1500m,3000m,5000m,10000m,21097m,42195m) VALUES ('07:49','16:33','28:21','58:54','01:10:27','04:28:22');</text:p>
      <text:p text:style-name="P1">INSERT INTO achievedResults (1500m,3000m,5000m,10000m,21097m,42195m) VALUES ('07:37','16:09','27:39','57:26','02:07:16','04:22:03');</text:p>
      <text:p text:style-name="P1">INSERT INTO achievedResults (1500m,3000m,5000m,10000m,21097m,42195m) VALUES ('07:25','15:45','27:00','56:03','02:04:13','04:16:03');</text:p>
      <text:p text:style-name="P1">INSERT INTO achievedResults (1500m,3000m,5000m,10000m,21097m,42195m) VALUES ('07:14','15:23','26:22','54:44','02:01:19','04:10:19');</text:p>
      <text:p text:style-name="P1">INSERT INTO achievedResults (1500m,3000m,5000m,10000m,21097m,42195m) VALUES ('07:04','15:01','25:46','53:29','01:58:34','04:04:50');</text:p>
      <text:p text:style-name="P1">INSERT INTO achievedResults (1500m,3000m,5000m,10000m,21097m,42195m) VALUES ('06:54','14:41','25:12','52:17','01:55:55','04:59:35');</text:p>
      <text:p text:style-name="P1">INSERT INTO achievedResults (1500m,3000m,5000m,10000m,21097m,42195m) VALUES ('06:44','14:21','24:39','51:09','01:53:24','03:54:34');</text:p>
      <text:p text:style-name="P1">INSERT INTO achievedResults (1500m,3000m,5000m,10000m,21097m,42195m) VALUES ('06:35','14:03','24:08','50:03','01:50:59','03:49:45');</text:p>
      <text:p text:style-name="P1">INSERT INTO achievedResults (1500m,3000m,5000m,10000m,21097m,42195m) VALUES ('06:27','13:45','23:38','49:01','01:48:40','03:45:09');</text:p>
      <text:p text:style-name="P1">INSERT INTO achievedResults (1500m,3000m,5000m,10000m,21097m,42195m) VALUES ('06:19','13:28','23:09','48:01','01:46:27','03:40:43');</text:p>
      <text:p text:style-name="P1">INSERT INTO achievedResults (1500m,3000m,5000m,10000m,21097m,42195m) VALUES ('06:11','13:11','22:41','47:04','01:44:20','03:36:28');</text:p>
      <text:p text:style-name="P1">INSERT INTO achievedResults (1500m,3000m,5000m,10000m,21097m,42195m) VALUES ('06:03','12:55','22:15','46:09','01:42:17','03:32:23');</text:p>
      <text:p text:style-name="P1">INSERT INTO achievedResults (1500m,3000m,5000m,10000m,21097m,42195m) VALUES ('05:56','12:40','21:50','45:16','01:40:20','03:28:26');</text:p>
      <text:p text:style-name="P1">INSERT INTO achievedResults (1500m,3000m,5000m,10000m,21097m,42195m) VALUES ('05:49','12:26','21:25','44:25','01:38:27','03:24:39');</text:p>
      <text:p text:style-name="P1">INSERT INTO achievedResults (1500m,3000m,5000m,10000m,21097m,42195m) VALUES ('05:42','12:12','21:02','43:36','01:36:38','03:21:00');</text:p>
      <text:p text:style-name="P1">INSERT INTO achievedResults (1500m,3000m,5000m,10000m,21097m,42195m) VALUES ('05:36','11:58','20:39','42:50','01:34:53','03:17:29');</text:p>
      <text:p text:style-name="P1">INSERT INTO achievedResults (1500m,3000m,5000m,10000m,21097m,42195m) VALUES ('05:30','11:45','20:18','42:04','01:33:12','03:14:06');</text:p>
      <text:p text:style-name="P1">INSERT INTO achievedResults (1500m,3000m,5000m,10000m,21097m,42195m) VALUES ('05:24','11:33','19:57','41:21','01:31:35','03:10:49');</text:p>
      <text:p text:style-name="P1">INSERT INTO achievedResults (1500m,3000m,5000m,10000m,21097m,42195m) VALUES ('05:18','11:21','19:36','40:39','01:30:02','03:07:39');</text:p>
      <text:p text:style-name="P1">INSERT INTO achievedResults (1500m,3000m,5000m,10000m,21097m,42195m) VALUES ('05:13','11:09','19:17','39:59','01:28:31','03:04:36');</text:p>
      <text:p text:style-name="P1">INSERT INTO achievedResults (1500m,3000m,5000m,10000m,21097m,42195m) VALUES ('05:07','10:58','18:58','39:20','01:27:04','03:01:39');</text:p>
      <text:p text:style-name="P1">INSERT INTO achievedResults (1500m,3000m,5000m,10000m,21097m,42195m) VALUES ('05:02','10:47','18:40','38:42','01:25:40','02:58:47');</text:p>
      <text:p text:style-name="P1">INSERT INTO achievedResults (1500m,3000m,5000m,10000m,21097m,42195m) VALUES ('04:57','10:37','18:22','38:06','01:24:18','02:56:01');</text:p>
      <text:p text:style-name="P1"><text:soft-page-break/>INSERT INTO achievedResults (1500m,3000m,5000m,10000m,21097m,42195m) VALUES ('04:53','10:27','18:05','37:31','01:23:00','02:53:20');</text:p>
      <text:p text:style-name="P1">INSERT INTO achievedResults (1500m,3000m,5000m,10000m,21097m,42195m) VALUES ('04:48','10:17','17:49','36:57','01:21:43','02:50:45');</text:p>
      <text:p text:style-name="P1">INSERT INTO achievedResults (1500m,3000m,5000m,10000m,21097m,42195m) VALUES ('04:44','10:08','17:33','36:24','01:20:30','02:48:14');</text:p>
      <text:p text:style-name="P1">INSERT INTO achievedResults (1500m,3000m,5000m,10000m,21097m,42195m) VALUES ('04:39','09:58','17:17','35:52','01:19:18','02:45:47');</text:p>
      <text:p text:style-name="P1">INSERT INTO achievedResults (1500m,3000m,5000m,10000m,21097m,42195m) VALUES ('04:35','09:50','17:03','35:22','01:18:09','02:43:25');</text:p>
      <text:p text:style-name="P1">INSERT INTO achievedResults (1500m,3000m,5000m,10000m,21097m,42195m) VALUES ('04:31','09:41','16:48','34:52','01:17:02','02:41:08');</text:p>
      <text:p text:style-name="P1">INSERT INTO achievedResults (1500m,3000m,5000m,10000m,21097m,42195m) VALUES ('04:27','09:33','16:34','34:23','01:15:57','02:38:54');</text:p>
      <text:p text:style-name="P1">INSERT INTO achievedResults (1500m,3000m,5000m,10000m,21097m,42195m) VALUES ('04:24','09:25','16:20','33:55','01:14:54','02:36:44');</text:p>
      <text:p text:style-name="P1">INSERT INTO achievedResults (1500m,3000m,5000m,10000m,21097m,42195m) VALUES ('04:20','09:17','16:07','33:28','01:13:53','02:34:38');</text:p>
      <text:p text:style-name="P1">INSERT INTO achievedResults (1500m,3000m,5000m,10000m,21097m,42195m) VALUES ('04:16','09:09','15:54','33:01','01:12:53','02:32:35');</text:p>
      <text:p text:style-name="P1">INSERT INTO achievedResults (1500m,3000m,5000m,10000m,21097m,42195m) VALUES ('04:13','09:02','15:42','32:35','01:11:56','02:30:36');</text:p>
      <text:p text:style-name="P1">INSERT INTO achievedResults (1500m,3000m,5000m,10000m,21097m,42195m) VALUES ('04:10','08:55','15:29','32:11','01:11:00','02:28:40');</text:p>
      <text:p text:style-name="P1">INSERT INTO achievedResults (1500m,3000m,5000m,10000m,21097m,42195m) VALUES ('04:06','08:48','15:18','31:46','01:10:05','02:26:47');</text:p>
      <text:p text:style-name="P1">INSERT INTO achievedResults (1500m,3000m,5000m,10000m,21097m,42195m) VALUES ('04:03','08:41','15:06','31:23','01:09:12','02:24:57');</text:p>
      <text:p text:style-name="P1">INSERT INTO achievedResults (1500m,3000m,5000m,10000m,21097m,42195m) VALUES ('04:00','08:34','14:55','31:00','01:08:21','02:23:10');</text:p>
      <text:p text:style-name="P1">INSERT INTO achievedResults (1500m,3000m,5000m,10000m,21097m,42195m) VALUES ('03:57','08:28','14:44','30:38','01:07:31','02:21:26');</text:p>
      <text:p text:style-name="P1">INSERT INTO achievedResults (1500m,3000m,5000m,10000m,21097m,42195m) VALUES ('03:54','08:22','14:33','30:16','01:06:42','02:19:44');</text:p>
      <text:p text:style-name="P1">INSERT INTO achievedResults (1500m,3000m,5000m,10000m,21097m,42195m) VALUES ('03:52','08:16','14:23','29:55','01:05:54','02:18:05');</text:p>
      <text:p text:style-name="P1">INSERT INTO achievedResults (1500m,3000m,5000m,10000m,21097m,42195m) VALUES ('03:49','08:10','14:13','29:34','01:05:08','02:16:29');</text:p>
      <text:p text:style-name="P1">INSERT INTO achievedResults (1500m,3000m,5000m,10000m,21097m,42195m) VALUES ('03:46','08:04','14:03','29:14','01:04:23','02:14:55');</text:p>
      <text:p text:style-name="P1">INSERT INTO achievedResults (1500m,3000m,5000m,10000m,21097m,42195m) VALUES ('03:44','07:58','13:54','28:55','01:03:39','02:13:23');</text:p>
      <text:p text:style-name="P1">INSERT INTO achievedResults (1500m,3000m,5000m,10000m,21097m,42195m) VALUES ('03:41','07:53','13:44','28:36','01:02:56','02:11:54');</text:p>
      <text:p text:style-name="P1">INSERT INTO achievedResults (1500m,3000m,5000m,10000m,21097m,42195m) VALUES ('03:38.8','07:48','13:35','28:17','01:02:15','02:10:27');</text:p>
      <text:p text:style-name="P1">INSERT INTO achievedResults (1500m,3000m,5000m,10000m,21097m,42195m) VALUES ('03:36.5','07:43','13:26','27:59','01:01:34','02:09:02');</text:p>
      <text:p text:style-name="P1">INSERT INTO achievedResults (1500m,3000m,5000m,10000m,21097m,42195m) VALUES ('03:34.2','07:37.5','13:17.8','27:41','01:00:54','02:07:38'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2:52:18.297478311</meta:creation-date>
    <dc:date>2023-07-24T20:19:09.967188503</dc:date>
    <meta:editing-duration>PT41M4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306" meta:character-count="6752" meta:non-whitespace-character-count="6497"/>
  </office:meta>
</office:document-meta>
</file>